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T1" style:family="text">
      <style:text-properties fo:language="sv" fo:country="SE"/>
    </style:style>
    <style:style style:name="T2" style:family="text">
      <style:text-properties fo:language="en" fo:country="US"/>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leste Catalog of Frame Data</text:p>
      <text:p text:style-name="P1"/>
      <text:p text:style-name="P3">Legend:</text:p>
      <text:p text:style-name="P2"/>
      <text:p text:style-name="P2">Categories:</text:p>
      <text:p text:style-name="P2">Dashing – mechanics relating to dashing</text:p>
      <text:p text:style-name="P2">Jumping – mechanics relating to jumping</text:p>
      <text:p text:style-name="P2">Climbing – mechanics related to climbing</text:p>
      <text:p text:style-name="P2"/>
      <text:p text:style-name="P2">Technical difficulty – An approximate grading of how difficult a move is to pull off or learn</text:p>
      <text:p text:style-name="P2">A – “A-side difficulty,” fundamental to playing the game. Requires no “learning,” but first time players will need to get used to the specifics.</text:p>
      <text:p text:style-name="P2">B – “B/C-side difficulty,” important or mandatory for 100% completion of the game, most players who have played through at least once will know these moves.</text:p>
      <text:p text:style-name="P2">C – “Speedrunner tech” not required for the core game or most custom levels, these moves are usually learned before reaching mid-level speedrunning skill.</text:p>
      <text:p text:style-name="P2">D – “Advanced tech,” usually used in high level speedrunning, these moves are more “technical” than the previous category.</text:p>
      <text:p text:style-name="P2">T – “TAS only,” frame-perfect moves that can't be pulled off by a human.</text:p>
      <text:p text:style-name="P2"/>
      <text:p text:style-name="P2"/>
      <text:p text:style-name="P2">Units and physical constants:</text:p>
      <text:p text:style-name="P2">Pixels are the unit of distance. One tile is 8 pixels. Speed (velocity) is measured in pixels per second (p/s or v). Acceleration is measured in speed per frame (v/f), which is pixels per second per frame (p/sf). One frame is <text:span text:style-name="T3">exactly </text:span><text:span text:style-name="T4">17ms, and therefore the game runs 2% </text:span><text:span text:style-name="T3">faster </text:span><text:span text:style-name="T4">than 60fps. Since the in-game timer is programmed at 60 frames per second, that means the timer is 2% faster than real time. </text:span>Very important: The Y-axis in Celeste is reversed, so negative Y velocity means traveling up! Thirds are rounded off, so 0.33*6=2.00. Two-thirds are truncated in this document instead of rounded, so it will be written as 0.66 instead of 0.67.</text:p>
      <text:p text:style-name="P2"/>
      <text:p text:style-name="P2">Air friction: -4.33 v/f</text:p>
      <text:p text:style-name="P2">Ground friction: <text:s/>-6.66 v/f</text:p>
      <text:p text:style-name="P2">Gravity (acceleration): +15.00 v/f</text:p>
      <text:p text:style-name="P2">Terminal Velocity: +160.00 v (positive = down)<text:line-break/>Terminal Velocity with Fast Fall: +240.00 v</text:p>
      <text:p text:style-name="P2"/>
      <text:p text:style-name="P2">Hurtbox/Hitbox data: (uncertain)</text:p>
      <text:p text:style-name="P2">Hurtbox: 8x8 square, 2 pixels above the ground</text:p>
      <text:p text:style-name="P2">Hitbox: 8x2 square directly under the hurtbox</text:p>
      <text:p text:style-name="P2"/>
      <text:p text:style-name="P2">Walking: A</text:p>
      <text:p text:style-name="P2">Top speed: 90.00 v on ground and in air</text:p>
      <text:p text:style-name="P2">Acceleration: 16.66 v/f</text:p>
      <text:p text:style-name="P2">Reaching top speed from standstill takes 5.5 frames</text:p>
      <text:p text:style-name="P2">Deceleration with no input: -16.66 v/f</text:p>
      <text:p text:style-name="P2">Deceleration with opposite input: -16.66 v/f, but rolls over. So if my speed is 6.66 and I'm holding left, I'll be going -10.00 on the next frame.</text:p>
      <text:p text:style-name="P2"><text:soft-page-break/></text:p>
      <text:p text:style-name="P2">Jumping: A</text:p>
      <text:p text:style-name="P2">Holding jump has the following frame data:</text:p>
      <text:p text:style-name="P2">Y acceleration:</text:p>
      <text:p text:style-name="P2">-105.00 v for frames 1-12</text:p>
      <text:p text:style-name="P2">+15.00 v/f for frames 13-17 (to -30.00 v)</text:p>
      <text:p text:style-name="P2">+7.50 v/f for frames 18-21 (to 0.00 v)</text:p>
      <text:p text:style-name="P2">+7.50 v/f for frames 22-27 (to +45.00 v)</text:p>
      <text:p text:style-name="P2">+15.00 v/f for frames 28-34, this is normal gravity (to +150.00 v)</text:p>
      <text:p text:style-name="P2">+10.00 v/f for frame 35 to reach terminal velocity at 160.00 v</text:p>
      <text:p text:style-name="P2">+160.00 v for frame 35-39, landing on the last frame</text:p>
      <text:p text:style-name="P2">X acceleration: 40.00 v added every time Madeline jumps from the ground.</text:p>
      <text:p text:style-name="P2">If the jump button is released any time during the jump, Madeline begins to accelerate downwards at the speed of gravity, +15.00 v/f. However, if the jump button is pressed again while Madeline's Y velocity is between -30.00 and +45.00, she will re-enter the “jump arc” and instead decelerate at +7.50 v/f.</text:p>
      <text:p text:style-name="P2">Buffer window: ()</text:p>
      <text:p text:style-name="P2">Crouch jumping: If Madeline jumps while holding down, she will remain in the crouch state until frame 21, which is the top of the jump.</text:p>
      <text:p text:style-name="P2">See Coyote, Fast fall</text:p>
      <text:p text:style-name="P2"/>
      <text:p text:style-name="P2">Crouch:</text:p>
      <text:p text:style-name="P2">Madeline's crouching hurtbox is 4 pixels tall. <text:span text:style-name="T1">There are multiple ways to enter the </text:span><text:span text:style-name="T2">crouch</text:span><text:span text:style-name="T1"> state:</text:span></text:p>
      <text:list xml:id="list1911480789625855267" text:style-name="L1">
        <text:list-item>
          <text:p text:style-name="P4">Pressing down on the ground</text:p>
        </text:list-item>
        <text:list-item>
          <text:p text:style-name="P4">Pressing down during the first freeze frame of the dash, so simultaneously with the dash button. Strangely, if Madeline is in the crouch state and not grounded, she will exit the crouch state upon dashing, even if pressing down. This creates some anomalies with coyote hyper dashing, most notably that it is impossible to coyote hyper after demo dashing into a dream block.</text:p>
        </text:list-item>
        <text:list-item>
          <text:p text:style-name="P4">Touching the ground after a down-diagonal dash. Madeline will be in crouch state for at least 1 frame, even if landing long after the dash. If touching the ground soon after the dash, the crouch state may be maintained for a few more frames, even if not holding down.</text:p>
        </text:list-item>
      </text:list>
      <text:p text:style-name="P2">The crouch state is maintained through the first 20 frames of the jump, see Jump. (There may be other scenarios where Madeline is in the air and remains crouching, such as exiting a dream block, investigate this!) If crouched during dash, dashing in a direction other than down or down-diagonal maintains the crouch state, see Demo dash. The crouch state is maintained through dream blocks. See Hyper dash, Demo dash.</text:p>
      <text:p text:style-name="P2"/>
      <text:p text:style-name="P2">Coyote:</text:p>
      <text:p text:style-name="P2">For the first 5 frames after walking or dashing off a platform, and the first 9 frames after exiting a dream block (in any direction except vertical), the player enters the coyote state. The player may jump or dash during coyote, as well as super or hyper dash. See Coyote super/hyper.</text:p>
      <text:p text:style-name="P2"/>
      <text:p text:style-name="P2">Fast fall: (remember to include jumping will holding down)</text:p>
      <text:p text:style-name="P2">Acceleration from falling:</text:p>
      <text:p text:style-name="P2">Jumping while holding down:</text:p>
      <text:p text:style-name="P2">Terminal velocity: 240.00</text:p>
      <text:p text:style-name="P2"/>
      <text:p text:style-name="P2">Dashing: A</text:p>
      <text:p text:style-name="P2"><text:soft-page-break/>Frame 1: Dash begins</text:p>
      <text:p text:style-name="P2">Frames 2-4: Freeze frames, game timer stops.</text:p>
      <text:p text:style-name="P2">Frame 5: Instantly accelerated to 240.00 v orthogonal, (169.71, 169.71) diagonal. The direction you are pressing on this frame determines the direction you will dash in.</text:p>
      <text:p text:style-name="P2">Frames 6-9: Dash state, speed is maintained.</text:p>
      <text:p text:style-name="P2">Frames 11-14: Still dash state, but dash reset cooldown has ended.</text:p>
      <text:p text:style-name="P2">Frame 15: Dash state ends</text:p>
      <text:p text:style-name="P2">See Dashing with momentum, Super dash, Wave dash, Hyper dash, Ultra dash, Demo dash, Wall bounce</text:p>
      <text:p text:style-name="P2"/>
      <text:p text:style-name="P2">Climbing:</text:p>
      <text:p text:style-name="P2">Stamina: 110. Neutral grab consumes 10 stamina every second (1 every 6 frames). Grab animation activates on frame 2. 5 frame grace period before stamina consumption, so stamina is consumed on frame 11, 17, 23, etc.</text:p>
      <text:p text:style-name="P2">Up-climb stamina consumption: ()</text:p>
      <text:p text:style-name="P2">Down-climb stamina consumption: (0?)</text:p>
      <text:p text:style-name="P2">Critical stamina threshold: (27.5?)</text:p>
      <text:p text:style-name="P2">Determine critical stamina behavior (theory: can continue holding current wall, can't grab new wall, can stamina jump if stamina &gt; 0)</text:p>
      <text:p text:style-name="P2">See Jump off wall, Climb jump, Neutral jump, Wall bounce</text:p>
      <text:p text:style-name="P2"/>
      <text:p text:style-name="P2">Jump off wall:</text:p>
      <text:p text:style-name="P2">Velocity: (-105.00 Y?)</text:p>
      <text:p text:style-name="P2">Check differences between inputs (pressing in, pressing out, holding or not holding grab)</text:p>
      <text:p text:style-name="P2"/>
      <text:p text:style-name="P2">Climb jump / Stamina jump:</text:p>
      <text:p text:style-name="P2">Velocity: (-105.00 Y, 0.00 X?)</text:p>
      <text:p text:style-name="P2">Stamina consumption: (110/4=27.5?)</text:p>
      <text:p text:style-name="P2"/>
      <text:p text:style-name="P2">Neutral jump:</text:p>
      <text:p text:style-name="P2">Velocity (seems to be -105.00 Y, check X)</text:p>
      <text:p text:style-name="P2"/>
      <text:p text:style-name="P2">Coyote super/hyper:</text:p>
      <text:p text:style-name="P2">If the player dashes during the coyote state, the state is maintained during the 4 freeze frames of the dash. After the freeze frames end, the player will still be in coyote for the remainder of the coyote time, minus one frame. For example, if the player walks off a platform and dashes on the first coyote frame, then they will have the coyote state during the next 7 frames, 4 for the dash freeze frames and 3 for the rest of the normal duration of the platform coyote (the first was used), minus 1. If the player dashed horizontal during the coyote frames, the player can perform a super dash by jumping during the remainder of these coyote frames. However, if the player dashed down-diagonal, the jump button must be pressed the first active frame of the dash. The jump can be buffered on the same frame that the dash is started.</text:p>
      <text:p text:style-name="P2"/>
      <text:p text:style-name="P2">Demo dash:</text:p>
      <text:p text:style-name="P2">Demo dash is dashing horizontal, up, or up-diagonal with a crouched hurtbox, which is 4 pixels tall instead of 8. To perform this move, the player must be holding down during the first frame of the dash, and then be holding the direction the player wishes to dash in (not down) during the fifth frame of the dash. Speed is the same as a regular dash. This can be used to go through gaps in spinners than cannot otherwise be cleared. See Demo hyper.</text:p>
      <text:p text:style-name="P2"><text:soft-page-break/></text:p>
      <text:p text:style-name="P2">Entering dream blocks in crouched state:</text:p>
      <text:p text:style-name="P2">There are two ways to enter a dream block in a crouched state: Either by standing on top of it and dashing down or down diagonal, or by demo dashing into it. </text:p>
      <text:p text:style-name="P2"/>
      <text:p text:style-name="P2">Super dash:</text:p>
      <text:p text:style-name="P2"/>
      <text:p text:style-name="P2">Hyper dash:</text:p>
      <text:p text:style-name="P2"/>
      <text:p text:style-name="P2">Wave dash:</text:p>
      <text:p text:style-name="P2"/>
      <text:p text:style-name="P2">Reversal:</text:p>
      <text:p text:style-name="P2"/>
      <text:p text:style-name="P2">Ultra dash:</text:p>
      <text:p text:style-name="P2"/>
      <text:p text:style-name="P2">Demo hyper:</text:p>
      <text:p text:style-name="P2"/>
      <text:p text:style-name="P2">Wall bounce:</text:p>
      <text:p text:style-name="P2">Margin of error: 4 pixels too far away, or 5 pixels too close, so including the 1 pixel of “perfect alignment,” there is a 10 pixel window to perform a wall bounce.</text:p>
      <text:p text:style-name="P2"/>
      <text:p text:style-name="P2">Corner boost:</text:p>
      <text:p text:style-name="P2"/>
      <text:p text:style-name="P2">Water boost:</text:p>
      <text:p text:style-name="P2"/>
      <text:p text:style-name="P2">Spike jump:</text:p>
      <text:p text:style-name="P2"/>
      <text:p text:style-name="P2"/>
      <text:p text:style-name="P2"/>
      <text:p text:style-name="P2">Map mechanics <text:s/>(?):</text:p>
      <text:p text:style-name="P2"/>
      <text:p text:style-name="P2">Spike</text:p>
      <text:p text:style-name="P2">Trigger spike</text:p>
      <text:p text:style-name="P2">Spinner</text:p>
      <text:p text:style-name="P2"/>
      <text:p text:style-name="P2">Spring</text:p>
      <text:p text:style-name="P2">Crumble block</text:p>
      <text:p text:style-name="P2">Falling block</text:p>
      <text:p text:style-name="P2">Refill</text:p>
      <text:p text:style-name="P2">Zip mover</text:p>
      <text:p text:style-name="P2">Dream block:</text:p>
      <text:p text:style-name="P2">You get 3 freeze frames upon exiting a dream block, just like when starting a dash.</text:p>
      <text:p text:style-name="P2"/>
      <text:p text:style-name="P2">Mr. Oshiro</text:p>
      <text:p text:style-name="P2">Green bubble</text:p>
      <text:p text:style-name="P2">Move block</text:p>
      <text:p text:style-name="P2">Cloud</text:p>
      <text:p text:style-name="P2">Disappearing cloud</text:p>
      <text:p text:style-name="P2">Wind</text:p>
      <text:p text:style-name="P2"><text:soft-page-break/>Snowball</text:p>
      <text:p text:style-name="P2">Red bubble</text:p>
      <text:p text:style-name="P2">Swap block</text:p>
      <text:p text:style-name="P2">Seeker</text:p>
      <text:p text:style-name="P2">Theo</text:p>
      <text:p text:style-name="P2">Kevin block</text:p>
      <text:p text:style-name="P2">Bumper</text:p>
      <text:p text:style-name="P2">Feather</text:p>
      <text:p text:style-name="P2">Badeline boss</text:p>
      <text:p text:style-name="P2">Badeline booster</text:p>
      <text:p text:style-name="P2">Core block:</text:p>
      <text:p text:style-name="P2"><text:tab/>Fire mode:</text:p>
      <text:p text:style-name="P2"><text:tab/>If the block disappears under you, you get 5 coyote frames</text:p>
      <text:p text:style-name="P2"><text:tab/>If you are holding the side of the wall when it disappears, you get 2 coyote + wall frames, then <text:tab/>4 more coyote frames</text:p>
      <text:p text:style-name="P2"><text:tab/>Ice mode:</text:p>
      <text:p text:style-name="P2"><text:tab/>If the block disappears under you, you get 5 coyote frames</text:p>
      <text:p text:style-name="P2"><text:tab/>If you are holding the side of the block when it disappears, you get no coyote frames.</text:p>
      <text:p text:style-name="P2">Fireball</text:p>
      <text:p text:style-name="P2">Ice ball</text:p>
      <text:p text:style-name="P2">Wall booster</text:p>
      <text:p text:style-name="P2">Wall booster (ice)</text:p>
      <text:p text:style-name="P2">Core switch</text:p>
      <text:p text:style-name="P2">Rising/falling lava</text:p>
      <text:p text:style-name="P2">Double refill</text:p>
      <text:p text:style-name="P2">Puffer</text:p>
      <text:p text:style-name="P2">Jelly</text:p>
      <text:p text:style-name="P2">Bird</text:p>
      <text:p text:style-name="P2">Power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Kraut</meta:initial-creator>
    <meta:creation-date>2020-01-28T11:40:46.22</meta:creation-date>
    <dc:date>2020-03-30T03:43:41.88</dc:date>
    <dc:creator>Michael Kraut</dc:creator>
    <meta:editing-duration>PT9H37M49S</meta:editing-duration>
    <meta:editing-cycles>11</meta:editing-cycles>
    <meta:generator>OpenOffice/4.1.3$Win32 OpenOffice.org_project/413m1$Build-9783</meta:generator>
    <meta:document-statistic meta:table-count="0" meta:image-count="0" meta:object-count="0" meta:page-count="5" meta:paragraph-count="139" meta:word-count="1489" meta:character-count="8592"/>
  </office:meta>
</office:document-meta>
</file>